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5000001B09DC1703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anklin Gothic Heavy" svg:font-family="'Franklin Gothic Heavy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_20_left">
      <style:text-properties officeooo:rsid="001260cf" officeooo:paragraph-rsid="001260cf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E9_3a__20_Cover_20_Header" style:master-page-name="E9_3a__20_Cover_20_Page">
      <style:paragraph-properties style:page-number="auto"/>
    </style:style>
    <style:style style:name="P4" style:family="paragraph" style:parent-style-name="Footer">
      <style:paragraph-properties fo:text-align="end" style:justify-single-word="false"/>
    </style:style>
    <style:style style:name="T1" style:family="text">
      <style:text-properties officeooo:rsid="00207b1c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ffcf29" draw:fill="solid" draw:fill-color="#ffcf29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d10000" draw:fill="solid" draw:fill-color="#d10000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000000" draw:fill="solid" draw:fill-color="#000000"/>
    </style:style>
    <style:style style:name="fr4" style:family="graphic" style:parent-style-name="Graphics">
      <style:graphic-properties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MajorRevision"/>
        <text:user-field-decl office:value-type="float" office:value="1" text:name="MinorRevision"/>
      </text:user-field-decls>
      <text:p text:style-name="P3">E9<text:line-break/>Construction<text:line-break/>Manual<text:line-break/></text:p>
      <text:p text:style-name="Standard"><draw:frame draw:style-name="fr3" draw:name="Frame1" text:anchor-type="paragraph" svg:x="0.0299in" svg:y="3.0799in" svg:width="6.0457in" draw:z-index="1"><draw:text-box fo:min-height="0.2902in"><text:p text:style-name="Frame_20_contents"/></draw:text-box></draw:frame><draw:frame draw:style-name="fr2" draw:name="Frame2" text:anchor-type="paragraph" svg:x="0.0299in" svg:y="3.3902in" svg:width="6.0457in" draw:z-index="2"><draw:text-box fo:min-height="0.2902in"><text:p text:style-name="Frame_20_contents"/></draw:text-box></draw:frame><draw:frame draw:style-name="fr1" draw:name="Frame3" text:anchor-type="paragraph" svg:x="0.0299in" svg:y="3.7008in" svg:width="6.0457in" draw:z-index="3"><draw:text-box fo:min-height="0.2902in"><text:p text:style-name="Frame_20_contents"/></draw:text-box></draw:frame><draw:frame draw:style-name="fr4" draw:name="Image1" text:anchor-type="char" svg:x="0.0366in" svg:y="0.2091in" svg:width="6in" svg:height="2.9283in" draw:z-index="0"><draw:image xlink:href="Pictures/1000000000000375000001B09DC1703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anklin Gothic Heavy" svg:font-family="'Franklin Gothic Heavy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Regular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Heading_20_1_20__28_Chapter_29_" style:display-name="E9: Heading 1 (Chapter)" style:family="paragraph" style:parent-style-name="Heading_20_1" style:next-style-name="E9_3a__20_Body_20_Text" style:default-outline-level="1" style:master-page-name="E9_3a__20_First_20_Chapter_20_Page">
      <style:paragraph-properties style:page-number="auto" fo:break-before="auto" fo:break-after="auto"/>
      <style:text-properties fo:font-size="12p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E9_3a__20_Body_20_Text" style:display-name="E9: Body Text" style:family="paragraph" style:parent-style-name="Text_20_body">
      <style:text-properties fo:font-size="13pt"/>
    </style:style>
    <style:style style:name="E9_3a__20_Header" style:display-name="E9: Header" style:family="paragraph" style:parent-style-name="Header">
      <style:text-properties fo:font-size="13pt"/>
    </style:style>
    <style:style style:name="E9_3a__20_Heading_20_2_20__28_Section_29_" style:display-name="E9: Heading 2 (Section)" style:family="paragraph" style:parent-style-name="Heading_20_2" style:next-style-name="E9_3a__20_Body_20_Text" style:default-outline-level="2"/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9_3a__20_Contents_20_1" style:display-name="E9: Contents 1" style:family="paragraph" style:parent-style-name="Contents_20_1" style:master-page-name="">
      <style:paragraph-properties style:page-number="auto">
        <style:tab-stops>
          <style:tab-stop style:position="5in" style:leader-style="solid" style:leader-text="-"/>
        </style:tab-stops>
      </style:paragraph-properties>
      <style:text-properties fo:font-size="16pt"/>
    </style:style>
    <style:style style:name="E9_3a__20_Contents_20_2" style:display-name="E9: Contents 2" style:family="paragraph" style:parent-style-name="Contents_20_2" style:master-page-name="">
      <style:paragraph-properties style:page-number="auto">
        <style:tab-stops>
          <style:tab-stop style:position="6.7283in" style:leader-style="solid" style:leader-text="-"/>
        </style:tab-stops>
      </style:paragraph-properties>
    </style:style>
    <style:style style:name="E9_3a__20_Contents_20_Heading" style:display-name="E9: Contents Heading" style:family="paragraph" style:parent-style-name="Contents_20_Heading">
      <style:paragraph-properties>
        <style:tab-stops/>
      </style:paragraph-properties>
      <style:text-properties fo:font-size="18pt"/>
    </style:style>
    <style:style style:name="E9_3a__20_Heading_20_3_20__28_Detail_29_" style:display-name="E9: Heading 3 (Detail)" style:family="paragraph" style:parent-style-name="Heading_20_3" style:next-style-name="E9_3a__20_Body_20_Text" style:default-outline-level="3"/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E9_3a__20_Contents_20_3" style:display-name="E9: Contents 3" style:family="paragraph" style:parent-style-name="Contents_20_3"/>
    <style:style style:name="E9_3a__20_Sidebar_20_Text" style:display-name="E9: Sidebar Text" style:family="paragraph" style:parent-style-name="Text_20_body"/>
    <style:style style:name="E9_3a__20_Contents_20_1_20_SB" style:display-name="E9: Contents 1 SB" style:family="paragraph" style:parent-style-name="E9_3a__20_Contents_20_1">
      <style:text-properties fo:color="#ffffff" loext:opacity="100%"/>
    </style:style>
    <style:style style:name="E9_3a__20_Contents_20_2_20_SB" style:display-name="E9: Contents 2 SB" style:family="paragraph" style:parent-style-name="E9_3a__20_Contents_20_2">
      <style:text-properties fo:color="#00a933" loext:opacity="100%"/>
    </style:style>
    <style:style style:name="E9_3a__20_Contents_20_3_20_SB" style:display-name="E9: Contents 3 SB" style:family="paragraph" style:parent-style-name="E9_3a__20_Contents_20_3">
      <style:text-properties fo:color="#2a6099" loext:opacity="100%"/>
    </style:style>
    <style:style style:name="E9_3a__20_Cover_20_Header" style:display-name="E9: Cover Header" style:family="paragraph" style:parent-style-name="Heading" style:next-style-name="Standard">
      <loext:graphic-properties draw:fill="none" draw:fill-color="#1d3416"/>
      <style:paragraph-properties fo:background-color="transparent"/>
      <style:text-properties style:font-name="Franklin Gothic Heavy" fo:font-family="'Franklin Gothic Heavy'" style:font-style-name="Regular" style:font-family-generic="swiss" style:font-pitch="variable" fo:font-size="66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9_3a__20_Cover_20_Header_20_2" style:display-name="E9: Cover Header 2" style:family="paragraph" style:parent-style-name="E9_3a__20_Cover_20_Header" style:next-style-name="Standard">
      <loext:graphic-properties draw:fill="solid" draw:fill-color="#44071a" draw:gradient-step-count="0"/>
      <style:paragraph-properties fo:background-color="#44071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9_3a__20_Cover_20_Page_20_Line" style:display-name="E9: Cover Page Line" style:family="paragraph" style:parent-style-name="Horizontal_20_Line" style:next-style-name="Standard">
      <loext:graphic-properties draw:fill="solid" draw:fill-color="#611729"/>
      <style:paragraph-properties fo:background-color="#611729"/>
      <style:text-properties fo:font-size="44pt"/>
    </style:style>
    <style:style style:name="E9_3a__20_Chapter_20_Number" style:display-name="E9: Chapter Number" style:family="text">
      <style:text-properties fo:color="#ff0000" loext:opacity="100%" style:font-name="Lucida Bright" fo:font-family="'Lucida Bright'" style:font-style-name="Regular" style:font-family-generic="roman" style:font-pitch="variable" fo:font-size="16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9_3a__20_SideBar_20__28_Chapter_29_" style:display-name="E9: SideBar (Chapter)" style:family="text">
      <style:text-properties fo:color="#800080" loext:opacity="100%" fo:font-size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officeooo:rsid="001260cf" officeooo:paragraph-rsid="001260cf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07b1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hatch-solid="false" style:footnote-max-height="0in" loext:margin-gutter="0.5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5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74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8.5in" fo:page-height="11in" style:num-format="1" style:print-orientation="portrait" fo:margin-top="1in" fo:margin-bottom="1in" fo:margin-left="1.25in" fo:margin-right="1.25in" fo:background-color="#1e334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e3343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 draw:fill-hatch-solid="false"/>
    </style:style>
    <style:style style:name="Mdp3" style:family="drawing-page">
      <style:drawing-page-properties draw:fill="solid" draw:background-size="full" draw:fill-color="#1e3343" draw:opacity="100%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E9_3a__20_First_20_Chapter_20_Page" style:display-name="E9: First Chapter Page" style:page-layout-name="Mpm2" draw:style-name="Mdp2" style:next-style-name="E9_3a__20_Second_20_Chapter_20_Page">
      <style:header>
        <text:p text:style-name="E9_3a__20_Header"/>
      </style:head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E9_3a__20_Second_20_Chapter_20_Page" style:display-name="E9: Second Chapter Page" style:page-layout-name="Mpm9" draw:style-name="Mdp1">
      <style:header>
        <text:p text:style-name="E9_3a__20_Header"><text:tab/><text:chapter text:display="name" text:outline-level="1"/><text:tab/>Page <text:page-number text:select-page="current">0</text:page-number></text:p>
      </style:header>
      <style:header-left>
        <text:p text:style-name="MP1">Page <text:page-number text:select-page="current">0</text:page-number><text:tab/><text:chapter text:display="name" text:outline-level="1"/></text:p>
      </style:header-left>
    </style:master-page>
    <style:master-page style:name="E9_3a__20_Cover_20_Page" style:display-name="E9: Cover Page" style:page-layout-name="Mpm10" draw:style-name="Mdp3" style:next-style-name="Standard">
      <style:footer>
        <text:user-field-decls>
          <text:user-field-decl office:value-type="float" office:value="0" text:name="MajorRevision"/>
          <text:user-field-decl office:value-type="float" office:value="1" text:name="MinorRevision"/>
        </text:user-field-decls>
        <text:p text:style-name="MP2"><text:span text:style-name="MT1">Revision </text:span><text:span text:style-name="MT1"><text:user-field-get style:data-style-name="N0" text:name="MajorRevision">0</text:user-field-get></text:span><text:span text:style-name="MT1">.</text:span><text:span text:style-name="MT1"><text:user-field-get style:data-style-name="N0" text:name="MinorRevision">1</text:user-field-get></text:span><text:span text:style-name="MT1">.</text:span><text:editing-cycles>19</text:editing-cycles></text:p>
      </style:footer>
      <style:footer-left>
        <text:user-field-decls>
          <text:user-field-decl office:value-type="float" office:value="0" text:name="MajorRevision"/>
          <text:user-field-decl office:value-type="float" office:value="1" text:name="MinorRevision"/>
        </text:user-field-decls>
        <text:p text:style-name="MP2"><text:span text:style-name="MT1">Revision </text:span><text:span text:style-name="MT1"><text:user-field-get style:data-style-name="N0" text:name="MajorRevision">0</text:user-field-get></text:span><text:span text:style-name="MT1">.</text:span><text:span text:style-name="MT1"><text:user-field-get style:data-style-name="N0" text:name="MinorRevision">1</text:user-field-get></text:span><text:span text:style-name="MT1">.</text:span><text:editing-cycles>19</text:editing-cycles></text:p>
      </style:footer-left>
      <style:footer-first>
        <text:user-field-decls>
          <text:user-field-decl office:value-type="float" office:value="0" text:name="MajorRevision"/>
          <text:user-field-decl office:value-type="float" office:value="1" text:name="MinorRevision"/>
        </text:user-field-decls>
        <text:p text:style-name="MP2"><text:span text:style-name="MT1">Revision </text:span><text:span text:style-name="MT1"><text:user-field-get style:data-style-name="N0" text:name="MajorRevision">0</text:user-field-get></text:span><text:span text:style-name="MT1">.</text:span><text:span text:style-name="MT1"><text:user-field-get style:data-style-name="N0" text:name="MinorRevision">1</text:user-field-get></text:span><text:span text:style-name="MT1">.</text:span><text:editing-cycles>19</text:editing-cycles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1T12:56:27.140000000</meta:creation-date>
    <meta:editing-duration>PT58M56S</meta:editing-duration>
    <meta:editing-cycles>19</meta:editing-cycles>
    <meta:generator>LibreOffice/7.6.4.1$Windows_X86_64 LibreOffice_project/e19e193f88cd6c0525a17fb7a176ed8e6a3e2aa1</meta:generator>
    <dc:date>2024-02-11T21:38:50.266000000</dc:date>
    <meta:document-statistic meta:table-count="0" meta:image-count="1" meta:object-count="0" meta:page-count="1" meta:paragraph-count="6" meta:word-count="13" meta:character-count="83" meta:non-whitespace-character-count="72"/>
  </office:meta>
</office:document-meta>
</file>